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none" fo:font-weight="bold" officeooo:paragraph-rsid="001dc6ae" style:font-weight-asian="bold" style:font-weight-complex="bold"/>
    </style:style>
    <style:style style:name="P3" style:family="paragraph" style:parent-style-name="Standard">
      <style:text-properties style:text-underline-style="none" fo:font-weight="bold" officeooo:rsid="001dc6ae" officeooo:paragraph-rsid="001dc6ae" style:font-weight-asian="bold" style:font-weight-complex="bold"/>
    </style:style>
    <style:style style:name="P4" style:family="paragraph" style:parent-style-name="Standard">
      <style:text-properties style:text-underline-style="none" fo:font-weight="bold" officeooo:rsid="001dc6ae" officeooo:paragraph-rsid="001f4531" style:font-weight-asian="bold" style:font-weight-complex="bold"/>
    </style:style>
    <style:style style:name="P5" style:family="paragraph" style:parent-style-name="Standard">
      <style:text-properties style:text-underline-style="none" fo:font-weight="bold" officeooo:rsid="00242c88" officeooo:paragraph-rsid="00242c88" style:font-weight-asian="bold" style:font-weight-complex="bold"/>
    </style:style>
    <style:style style:name="P6" style:family="paragraph" style:parent-style-name="Standard">
      <style:text-properties style:text-underline-style="none" fo:font-weight="bold" officeooo:rsid="0024408f" officeooo:paragraph-rsid="0024408f" style:font-weight-asian="bold" style:font-weight-complex="bold"/>
    </style:style>
    <style:style style:name="P7" style:family="paragraph" style:parent-style-name="Standard">
      <style:text-properties style:text-underline-style="none" fo:font-weight="bold" officeooo:rsid="0024f0aa" officeooo:paragraph-rsid="0024f0aa" style:font-weight-asian="bold" style:font-weight-complex="bold"/>
    </style:style>
    <style:style style:name="P8" style:family="paragraph" style:parent-style-name="Standard">
      <style:text-properties style:text-underline-style="none" fo:font-weight="normal" officeooo:rsid="001dc6ae" officeooo:paragraph-rsid="001dc6ae" style:font-weight-asian="normal" style:font-weight-complex="normal"/>
    </style:style>
    <style:style style:name="P9" style:family="paragraph" style:parent-style-name="Standard">
      <style:text-properties style:text-underline-style="none" fo:font-weight="normal" officeooo:rsid="001dc6ae" officeooo:paragraph-rsid="001f4531" style:font-weight-asian="normal" style:font-weight-complex="normal"/>
    </style:style>
    <style:style style:name="P10" style:family="paragraph" style:parent-style-name="Standard">
      <style:text-properties style:text-underline-style="none" fo:font-weight="normal" officeooo:paragraph-rsid="001fa46e" style:font-weight-asian="normal" style:font-weight-complex="normal"/>
    </style:style>
    <style:style style:name="P11" style:family="paragraph" style:parent-style-name="Standard">
      <style:text-properties style:text-underline-style="none" fo:font-weight="normal" officeooo:paragraph-rsid="00242c88" style:font-weight-asian="normal" style:font-weight-complex="normal"/>
    </style:style>
    <style:style style:name="P12" style:family="paragraph" style:parent-style-name="Standard">
      <style:text-properties style:text-underline-style="none" fo:font-weight="normal" officeooo:rsid="0024408f" officeooo:paragraph-rsid="0024408f" style:font-weight-asian="normal" style:font-weight-complex="normal"/>
    </style:style>
    <style:style style:name="P13" style:family="paragraph" style:parent-style-name="Standard">
      <style:text-properties style:text-underline-style="none" fo:font-weight="normal" officeooo:rsid="0024f0aa" officeooo:paragraph-rsid="0024f0aa" style:font-weight-asian="normal" style:font-weight-complex="normal"/>
    </style:style>
    <style:style style:name="P14" style:family="paragraph" style:parent-style-name="Standard">
      <style:text-properties style:text-underline-style="none" fo:font-weight="normal" officeooo:paragraph-rsid="0024f0aa" style:font-weight-asian="normal" style:font-weight-complex="normal"/>
    </style:style>
    <style:style style:name="P15" style:family="paragraph" style:parent-style-name="Standard">
      <style:text-properties style:text-underline-style="none" fo:font-weight="normal" officeooo:paragraph-rsid="0024408f" style:font-weight-asian="normal" style:font-weight-complex="normal"/>
    </style:style>
    <style:style style:name="P16" style:family="paragraph" style:parent-style-name="Standard">
      <style:text-properties officeooo:paragraph-rsid="001fa46e"/>
    </style:style>
    <style:style style:name="P17" style:family="paragraph" style:parent-style-name="Standard" style:master-page-name="Standard">
      <style:paragraph-properties fo:margin-top="0cm" fo:margin-bottom="0cm" loext:contextual-spacing="false" fo:text-align="center" style:justify-single-word="false" style:page-number="auto"/>
    </style:style>
    <style:style style:name="P18" style:family="paragraph" style:parent-style-name="Footer">
      <style:paragraph-properties fo:text-align="end" style:justify-single-word="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a46e"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f4531" style:font-weight-asian="bold" style:font-weight-complex="bold"/>
    </style:style>
    <style:style style:name="T6" style:family="text">
      <style:text-properties officeooo:rsid="001dc6ae"/>
    </style:style>
    <style:style style:name="T7" style:family="text">
      <style:text-properties officeooo:rsid="001f4531"/>
    </style:style>
    <style:style style:name="T8" style:family="text">
      <style:text-properties officeooo:rsid="001fa46e"/>
    </style:style>
    <style:style style:name="T9" style:family="text">
      <style:text-properties officeooo:rsid="00242c88"/>
    </style:style>
    <style:style style:name="T10" style:family="text">
      <style:text-properties officeooo:rsid="0024408f"/>
    </style:style>
    <style:style style:name="T11" style:family="text">
      <style:text-properties officeooo:rsid="0024f0aa"/>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Projet de Structures de données</text:span></text:p>
      <text:p text:style-name="P1"><text:span text:style-name="T1">Gestion des logements du CROUS</text:span></text:p>
      <text:p text:style-name="Standard"/>
      <text:p text:style-name="Standard"><text:span text:style-name="T2">STRUCTURE DES FICHIERS</text:span></text:p>
      <text:p text:style-name="Standard"><text:span text:style-name="T4">logements.txt</text:span></text:p>
      <text:p text:style-name="Standard">Ce fichier contient le nombre de logements gérés par le CROUS (13). Il n’est pas trié.<text:line-break/>Chaque logement est décrit par : son identifiant, le nom de la cité où il est situé, son adresse (avec numéro, nom de la rue et code postal), s’il est adapté au handicap (A si oui, P sinon), son type (C pour chambre, S pour studio, T1 ou T2 pour les appartements), sa disponibilité (D pour disponible ou I <text:s/>pour indisponible) et s’il est occupé, l’identifiant de l’étudiant qui l’occupe.</text:p>
      <text:p text:style-name="Standard"><text:span text:style-name="T4">etudiants.txt</text:span></text:p>
      <text:p text:style-name="Standard">Dans ce fichier, chaque étudiant (11 au total) est décrit par : son identifiant, sa civilité (Mme ou M), son nom, son prénom, son statut de bourse (B si boursier, N sinon), son échelon s’il est boursier (rien sinon), un H s’il est handicapé et un V sinon. Les étudiants sont triés selon leur identifiant.</text:p>
      <text:p text:style-name="Standard"><text:span text:style-name="T4">demandesEnAttente.txt</text:span></text:p>
      <text:p text:style-name="Standard">La liste des demandes en attente (5 au total) contient : l’identifiant de la demande, l’identifiant de l’étudiant ayant fait cette demande, l’échelon de l’étudiant (-1 si non boursier), le nom de la cité demandée et le type de logement souhaité. Ce fichier est trié par échelon de bourse décroissant.</text:p>
      <text:p text:style-name="P2"><text:span text:style-name="T6">sauvLog</text:span>.txt</text:p>
      <text:p text:style-name="P8">Ce fichier contient la sauvegarde du tableau des logements. Il a la même structure que le fichier logement.txt et il est trié par nom de cité. Il s’agit d’un fichier binaire qui peut être lu grâce à la fonction <text:span text:style-name="T7">LectSauvLogements (mise en commentaire actuellement).</text:span></text:p>
      <text:p text:style-name="P4">sauv<text:span text:style-name="T7">Etud</text:span>.txt</text:p>
      <text:p text:style-name="P9">Ce fichier contient la sauvegarde du tableau <text:span text:style-name="T7">de pointeurs sur les étudiants</text:span>. Il a la même structure que le fichier <text:span text:style-name="T7">etudiants</text:span>.txt et il est trié par <text:span text:style-name="T7">identifiant</text:span>.</text:p>
      <text:p text:style-name="P3">sauvDem.txt</text:p>
      <text:p text:style-name="P9">Ce fichier contient la sauvegarde d<text:span text:style-name="T7">e la liste des demandes</text:span>. Il a la même structure que le fichier <text:span text:style-name="T7">demandesEnAttente</text:span>.txt et il est trié par <text:span text:style-name="T7">échelon</text:span>.</text:p>
      <text:p text:style-name="P4"/>
      <text:p text:style-name="Standard"><text:span text:style-name="T2">STRUCTURES UTILISÉES</text:span></text:p>
      <text:p text:style-name="Standard"><text:span text:style-name="T4">Les variables structurées :</text:span></text:p>
      <text:p text:style-name="Standard">Adresse : le numéro de la rue (int), le nom de la rue (char [25]) et le code postal (int)</text:p>
      <text:p text:style-name="Standard">Etudiant : l’identifiant (char [6]), la civilité (char [4]), le nom (char [20]), le prénom (char [10]), la bourse (char), l’échelon de bourse (int), le handicap (char)</text:p>
      <text:p text:style-name="Standard">Logements : l’identifiant (char [6]), le nom de la cité (char [50]), l’adresse (Adresse), l’accessibilité (char), le type de logement (char [3]), la disponibilité (char) et l’identifiant étudiant (char [6]) </text:p>
      <text:p text:style-name="Standard"><text:soft-page-break/>DemandeEnAttente : l’identifiant de la demande (char [6]), l’identifiant de l’étudiant (char [6]), l’échelon de bourse (int), le nom de la cité (char [50]), le type de logement (char [3])</text:p>
      <text:p text:style-name="Standard">Maillon : liste contenant une demande (DemandeEnAttente) et un pointeur sur cette liste</text:p>
      <text:p text:style-name="Standard">Liste : pointeur sur Maillon</text:p>
      <text:p text:style-name="Standard"><text:span text:style-name="T4">Le tableau des logements </text:span></text:p>
      <text:p text:style-name="Standard">Tableau à deux dimensions comprenant les 13 logements et les informations les concernant. Allocation dynamique avec possibilité de réallocation si le tableau est plein.</text:p>
      <text:p text:style-name="Standard"><text:span text:style-name="T4">Le tableau de pointeurs de</text:span><text:span text:style-name="T5">s</text:span><text:span text:style-name="T4"> étudiants</text:span></text:p>
      <text:p text:style-name="Standard">Tableau de pointeurs contenant des pointeurs sur des variables structurées Etudiant. Allocation dynamique au fur et à mesure des espaces occupés par ces variables structurées.</text:p>
      <text:p text:style-name="Standard"><text:span text:style-name="T4">La liste chaînée des demandes en attente</text:span></text:p>
      <text:p text:style-name="Standard">L’adresse du premier maillon est stockée dans une structure Liste et chaque maillon contient une variable structurée DemandeEnAttente ainsi qu’un pointeur sur le maillon suivant (ou NULL s’il s’agit du dernier maillon). Allocation dynamique de chaque maillon au fur et à mesure de l’insertion des données.</text:p>
      <text:p text:style-name="Standard"/>
      <text:p text:style-name="P16"><text:span text:style-name="T3">FONCTIONNALITES</text:span></text:p>
      <text:p text:style-name="P5">Chargement, tri et affichage des logements</text:p>
      <text:p text:style-name="P11"><text:span text:style-name="T9">Le programme récupère les données depuis le fichier logements.txt, les charge dans un tableau, tri ce tableau grâce à un tri par permutation récursif, puis affiche ces données en deux listes distinctes : les logements disponibles d’une part (Affichage) et les logements occupés de l’autre (AffichOccupes). Toutes les fonctions nécessaires fonctionnent.</text:span></text:p>
      <text:p text:style-name="P5">Chargement et affichage des étudiants</text:p>
      <text:p text:style-name="P11"><text:span text:style-name="T9">Le programme lit le fichier etudiants.txt et charge les données de ce fichier en conservant leur ordre dans un tableau de pointeurs. Ce tableau est ensuite affiché. Toutes les fonctions nécessaires fonctionnent.</text:span></text:p>
      <text:p text:style-name="P5">Chargement et affichage des demandes en attente</text:p>
      <text:p text:style-name="P15"><text:span text:style-name="T9">Le programme lit les demandes en attente depuis le fichier demandesEnAttente.txt et classe les données dans une liste chaînée en les triant par échelon décroissant. Cette liste est ensuite affichée grâce à une fonction d’affichage récursive. Toutes les fonctions nécessaires fonctionnent. </text:span></text:p>
      <text:p text:style-name="P6">Saisie d’une nouvelle demande et d’un nouvel étudiant si besoin</text:p>
      <text:p text:style-name="P15"><text:span text:style-name="T10">Cette fonctionnalité lit un identifiant étudiant. Si cet étudiant n’existe pas, il est lu et ajouté au bon endroit dans le tableau de pointeurs des étudiants. Les autres informations de la demandes sont ensuite lues avant d’être ajoutée dans la liste de manière à conserver le tri. Il y a également une fonction de recherche permettant de vérifier que la demande n’existe pas déjà. La fonction de saisie d’un nouvel étudiant comporte des contrôles de saisie dans des boucles qui permettent à l’utilisateur de corriger ses erreurs sans avoir à relancer le programme. Toutes les fonctions nécessaires fonctionnent.</text:span></text:p>
      <text:p text:style-name="P12"><text:soft-page-break/><text:span text:style-name="T4">Traitement des demandes</text:span> </text:p>
      <text:p text:style-name="P15"><text:span text:style-name="T10">Cette fonction parcourt la liste chaînée des demandes et pour chaque demande, parcourt le tableau des logements afin de trouver un logement correspondant à la demande. Si une attribution est possible, les changements nécessaires sont effectués et la demande est supprimée. Elle se trouve dans une boucle ce qui garantit que toutes les attributions possibles sont effectuées. Toutes les fonctions nécessaires fonctionnent.</text:span></text:p>
      <text:p text:style-name="P6">Annulation d’une demande</text:p>
      <text:p text:style-name="P15"><text:span text:style-name="T10">Le programme demande à l’utilisateur l’identifiant de la demande à supprimer et effectue la suppression sans affecter l’ordre des autres maillons de la liste chaînée. Pour cela, il utilise une fonction de recherche afin d’associer le bon échelon à la demande à supprimer. Toutes les fonctions nécessaires fonctionnent.</text:span></text:p>
      <text:p text:style-name="P12"><text:span text:style-name="T14">Libération d’un logement</text:span> </text:p>
      <text:p text:style-name="P15"><text:span text:style-name="T10">L’utilisateur renseigne l’identifiant du logement à supprimer. La fonction de libération change sa disponibilité si le logement existe. Sinon, un message d’erreur est affiché. La mise à disposition d’un logement entraine le traitement des demandes afin d’attribuer ce logement à un étudiant si cela est possible. Toutes les fonctions nécessaires fonctionnent.</text:span></text:p>
      <text:p text:style-name="P13"><text:span text:style-name="T4">Sauvegarde des logements</text:span> </text:p>
      <text:p text:style-name="P14"><text:span text:style-name="T11">Le programme sauvegarde le tableau comprenant tous les logements dans un fichier binaire sauvLog.txt. Ce fichier binaire peut être lu grâce à la fonction lectSauvLogements afin de vérifier que la sauvegarde a été effectuée sans accroc. Toutes les fonctions nécessaires fonctionnent.</text:span></text:p>
      <text:p text:style-name="P7">Sauvegarde des étudiants</text:p>
      <text:p text:style-name="P14"><text:span text:style-name="T11">Le tableau de pointeurs des étudiants est sauvegardé dans un fichier texte sauvEtud.txt en reprenant la même structure que le fichier etudiants.txt initial. Toutes les fonctions nécessaires fonctionnent.</text:span></text:p>
      <text:p text:style-name="P13"><text:span text:style-name="T4">Sauvegarde des demandes</text:span> </text:p>
      <text:p text:style-name="P14"><text:span text:style-name="T11">La liste chaînée est sauvegardée dans le fichier sauvDem.txt grâce à une fonction récursive. Ce fichier reprend la même structure que le fichier demandesEnAttente.txt initial. Toutes les fonctions nécessaires fonctionnent.</text:span></text:p>
      <text:p text:style-name="P7">Menu</text:p>
      <text:p text:style-name="P13">La fonction appelante globale comprend un menu qui permet à l’utilisateur de choisir quelle action il veut effectuer et dans quel ordre. Le menu est dans une boucle ce qui permet de faire plusieurs actions à la suite sans avoir à relancer le programme. Il contient aussi une option permettant de quitter le programme. Ce menu ne fonctionne que lorsque qu’un entier lui est envoyé. Lorsqu’il reçoit un autre type de variable, le menu tourne à l’infini.</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text:span text:style-name="MT1">MOMMALIER Victor, PONCET Clara, VELUT Lucile</text:span></text:p>
      </style:header>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ra Poncet</meta:initial-creator>
    <meta:editing-cycles>4</meta:editing-cycles>
    <meta:creation-date>2020-01-15T14:55:00</meta:creation-date>
    <dc:date>2020-01-16T11:17:50.256940078</dc:date>
    <meta:editing-duration>PT1H6M50S</meta:editing-duration>
    <meta:generator>LibreOffice/6.1.5.2$Linux_X86_64 LibreOffice_project/10$Build-2</meta:generator>
    <meta:document-statistic meta:table-count="0" meta:image-count="0" meta:object-count="0" meta:page-count="3" meta:paragraph-count="54" meta:word-count="1163" meta:character-count="7494" meta:non-whitespace-character-count="6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